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200CE65611FF57ACD4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top" draw:auto-grow-height="false" fo:min-height="12.323cm" fo:min-width="18.423cm"/>
    </style:style>
    <style:style style:name="gr2" style:family="graphic" style:parent-style-name="standard">
      <style:graphic-properties draw:textarea-horizontal-align="justify" draw:textarea-vertical-align="middle" draw:auto-grow-height="false" fo:min-height="2.552cm" fo:min-width="3.4cm" fo:wrap-option="no-wrap"/>
    </style:style>
    <style:style style:name="gr3" style:family="graphic" style:parent-style-name="standard">
      <style:graphic-properties draw:textarea-horizontal-align="justify" draw:textarea-vertical-align="middle" draw:auto-grow-height="false" fo:min-height="2.417cm" fo:min-width="2.929cm"/>
    </style:style>
    <style:style style:name="gr4" style:family="graphic" style:parent-style-name="standard">
      <style:graphic-properties draw:textarea-horizontal-align="justify" draw:textarea-vertical-align="middle" draw:auto-grow-height="false" fo:min-height="0.639cm" fo:min-width="2.929cm"/>
    </style:style>
    <style:style style:name="gr5" style:family="graphic" style:parent-style-name="standard">
      <style:graphic-properties draw:marker-end="Arrow" draw:textarea-vertical-align="middle"/>
    </style:style>
    <style:style style:name="gr6" style:family="graphic" style:parent-style-name="standard">
      <style:graphic-properties draw:marker-end="Arrow" draw:textarea-vertical-align="middle"/>
    </style:style>
    <style:style style:name="gr7" style:family="graphic" style:parent-style-name="standard">
      <style:graphic-properties draw:textarea-horizontal-align="justify" draw:textarea-vertical-align="top" draw:auto-grow-height="false" fo:min-height="2.417cm" fo:min-width="1.659cm"/>
    </style:style>
    <style:style style:name="gr8" style:family="graphic" style:parent-style-name="standard">
      <style:graphic-properties svg:stroke-color="#6666ff" draw:fill-color="#999999" draw:textarea-horizontal-align="justify" draw:textarea-vertical-align="middle" draw:auto-grow-height="false" fo:min-height="1.401cm" fo:min-width="0.875cm"/>
    </style:style>
    <style:style style:name="gr9" style:family="graphic" style:parent-style-name="standard">
      <style:graphic-properties draw:opacity="16%" draw:textarea-horizontal-align="justify" draw:textarea-vertical-align="top" draw:auto-grow-height="false" fo:min-height="2.417cm" fo:min-width="1.659cm"/>
    </style:style>
    <style:style style:name="gr10" style:family="graphic" style:parent-style-name="standard">
      <style:graphic-properties svg:stroke-color="#6666ff" draw:fill-color="#6666ff" draw:opacity="16%" draw:textarea-horizontal-align="justify" draw:textarea-vertical-align="middle" draw:auto-grow-height="false" fo:min-height="1.401cm" fo:min-width="0.875cm"/>
    </style:style>
    <style:style style:name="gr11" style:family="graphic" style:parent-style-name="standard">
      <style:graphic-properties draw:textarea-horizontal-align="justify" draw:textarea-vertical-align="middle" draw:auto-grow-height="false" fo:min-height="1.279cm" fo:min-width="2.088cm" fo:wrap-option="no-wrap"/>
    </style:style>
    <style:style style:name="gr12" style:family="graphic" style:parent-style-name="standard">
      <style:graphic-properties draw:marker-end="Arrow" draw:textarea-vertical-align="top"/>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start"/>
    </style:style>
    <style:style style:name="P2" style:family="paragraph">
      <loext:graphic-properties draw:fill-color="#eeeeee"/>
      <style:paragraph-properties fo:text-align="start"/>
    </style:style>
    <style:style style:name="P3" style:family="paragraph">
      <style:paragraph-properties fo:text-align="center"/>
    </style:style>
    <style:style style:name="P4" style:family="paragraph">
      <loext:graphic-properties draw:fill-color="#999999"/>
      <style:paragraph-properties fo:text-align="center"/>
    </style:style>
    <style:style style:name="P5" style:family="paragraph">
      <loext:graphic-properties draw:opacity="16%"/>
      <style:paragraph-properties fo:text-align="start"/>
    </style:style>
    <style:style style:name="P6" style:family="paragraph">
      <loext:graphic-properties draw:fill-color="#6666ff" draw:opacity="16%"/>
      <style:paragraph-properties fo:text-align="center"/>
    </style:style>
    <style:style style:name="T1" style:family="text">
      <style:text-properties fo:font-size="10.5pt" style:font-size-asian="10.5pt" style:font-size-complex="10.5pt"/>
    </style:style>
    <style:style style:name="T2" style:family="text">
      <style:text-properties fo:font-size="11pt" style:font-size-asian="11pt" style:font-size-complex="11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8.923cm" svg:height="12.573cm" svg:x="1cm" svg:y="7.477cm">
          <text:p text:style-name="P1">Kubernetes cluster</text:p>
          <draw:enhanced-geometry svg:viewBox="0 0 21600 21600" draw:type="rectangle" draw:enhanced-path="M 0 0 L 21600 0 21600 21600 0 21600 0 0 Z N"/>
        </draw:custom-shape>
        <draw:custom-shape draw:style-name="gr2" draw:text-style-name="P3" xml:id="id1" draw:id="id1" draw:layer="layout" svg:width="5.969cm" svg:height="4.318cm" svg:x="6.334cm" svg:y="1.635cm">
          <text:p text:style-name="P3">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xml:id="id3" draw:id="id3" draw:layer="layout" svg:width="3.429cm" svg:height="2.667cm" svg:x="7.858cm" svg:y="9.255cm">
          <text:p text:style-name="P3">Ingress</text:p>
          <text:p text:style-name="P3">Nginx</text:p>
          <draw:enhanced-geometry svg:viewBox="0 0 21600 21600" draw:mirror-horizontal="false" draw:mirror-vertical="false" draw:type="rectangle" draw:enhanced-path="M 0 0 L 21600 0 21600 21600 0 21600 0 0 Z N"/>
        </draw:custom-shape>
        <draw:custom-shape draw:style-name="gr4" draw:text-style-name="P3" xml:id="id2" draw:id="id2" draw:layer="layout" svg:width="3.429cm" svg:height="0.889cm" svg:x="7.858cm" svg:y="7.985cm">
          <text:p text:style-name="P3"><text:span text:style-name="T1">Ingress </text:span></text:p>
          <text:p text:style-name="P3"><text:span text:style-name="T1">NodePort service</text:span></text:p>
          <draw:enhanced-geometry svg:viewBox="0 0 21600 21600" draw:type="rectangle" draw:enhanced-path="M 0 0 L 21600 0 21600 21600 0 21600 0 0 Z N"/>
        </draw:custom-shape>
        <draw:connector draw:style-name="gr5" draw:text-style-name="P3" draw:layer="layout" svg:x1="9.318cm" svg:y1="5.953cm" svg:x2="9.572cm" svg:y2="7.985cm" draw:start-shape="id1" draw:start-glue-point="2" draw:end-shape="id2" draw:end-glue-point="0" svg:d="M9318 5953v1016h254v1016" svg:viewBox="0 0 255 2033">
          <text:p/>
        </draw:connector>
        <draw:connector draw:style-name="gr5" draw:text-style-name="P3" draw:layer="layout" svg:x1="9.572cm" svg:y1="8.874cm" svg:x2="9.572cm" svg:y2="9.255cm" draw:start-shape="id2" draw:start-glue-point="2" draw:end-shape="id3" draw:end-glue-point="0" svg:d="M9572 8874v381" svg:viewBox="0 0 1 382">
          <text:p/>
        </draw:connector>
        <draw:custom-shape draw:style-name="gr4" draw:text-style-name="P3" xml:id="id4" draw:id="id4" draw:layer="layout" svg:width="3.429cm" svg:height="0.889cm" svg:x="2.016cm" svg:y="14.589cm">
          <text:p text:style-name="P3"><text:span text:style-name="T1">Event</text:span></text:p>
          <text:p text:style-name="P3"><text:span text:style-name="T1">ClusterIP service</text:span></text:p>
          <draw:enhanced-geometry svg:viewBox="0 0 21600 21600" draw:type="rectangle" draw:enhanced-path="M 0 0 L 21600 0 21600 21600 0 21600 0 0 Z N"/>
        </draw:custom-shape>
        <draw:connector draw:style-name="gr6" draw:text-style-name="P3" draw:layer="layout" svg:x1="3.73cm" svg:y1="15.478cm" svg:x2="2.587cm" svg:y2="16.494cm" draw:start-shape="id4" draw:start-glue-point="2" draw:end-shape="id5" draw:end-glue-point="0" svg:d="M3730 15478v507h-1143v509" svg:viewBox="0 0 1144 1017">
          <text:p text:style-name="P3"/>
        </draw:connector>
        <draw:g xml:id="id5" draw:id="id5">
          <draw:custom-shape draw:style-name="gr7" draw:text-style-name="P1" draw:layer="layout" svg:width="2.159cm" svg:height="2.667cm" svg:x="1.508cm" svg:y="16.494cm">
            <text:p text:style-name="P1"><text:span text:style-name="T2">Event pod</text:span></text:p>
            <draw:enhanced-geometry svg:viewBox="0 0 21600 21600" draw:mirror-horizontal="false" draw:mirror-vertical="false" draw:type="rectangle" draw:enhanced-path="M 0 0 L 21600 0 21600 21600 0 21600 0 0 Z N"/>
          </draw:custom-shape>
          <draw:custom-shape draw:style-name="gr8" draw:text-style-name="P4" draw:layer="layout" svg:width="1.375cm" svg:height="1.651cm" svg:x="1.9cm" svg:y="17.256cm">
            <text:p text:style-name="P3"><text:span text:style-name="T2">Event</text:span></text:p>
            <text:p text:style-name="P3"><text:span text:style-name="T2">container</text:span></text:p>
            <draw:enhanced-geometry svg:viewBox="0 0 21600 21600" draw:type="rectangle" draw:enhanced-path="M 0 0 L 21600 0 21600 21600 0 21600 0 0 Z N"/>
          </draw:custom-shape>
        </draw:g>
        <draw:g xml:id="id6" draw:id="id6">
          <draw:custom-shape draw:style-name="gr9" draw:text-style-name="P5" draw:layer="layout" svg:width="2.159cm" svg:height="2.667cm" svg:x="4.048cm" svg:y="16.494cm">
            <text:p text:style-name="P1"><text:span text:style-name="T2">Event pod</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1.375cm" svg:height="1.651cm" svg:x="4.44cm" svg:y="17.256cm">
            <text:p text:style-name="P3"><text:span text:style-name="T2">Event</text:span></text:p>
            <text:p text:style-name="P3"><text:span text:style-name="T2">container</text:span></text:p>
            <draw:enhanced-geometry svg:viewBox="0 0 21600 21600" draw:type="rectangle" draw:enhanced-path="M 0 0 L 21600 0 21600 21600 0 21600 0 0 Z N"/>
          </draw:custom-shape>
        </draw:g>
        <draw:connector draw:style-name="gr6" draw:text-style-name="P3" draw:layer="layout" svg:x1="3.73cm" svg:y1="15.478cm" svg:x2="5.127cm" svg:y2="16.494cm" draw:start-shape="id4" draw:start-glue-point="2" draw:end-shape="id6" draw:end-glue-point="0" svg:d="M3730 15478v507h1397v509" svg:viewBox="0 0 1398 1017">
          <text:p/>
        </draw:connector>
        <draw:custom-shape draw:style-name="gr11" draw:text-style-name="P3" draw:layer="layout" svg:width="2.794cm" svg:height="1.651cm" svg:x="7.858cm" svg:y="21.828cm">
          <text:p text:style-name="P3"><text:span text:style-name="T3">Not implemented</text:span></text:p>
          <draw:enhanced-geometry svg:viewBox="0 0 21600 21600" draw:text-areas="800 800 20800 20800" draw:type="round-rectangular-callout" draw:modifiers="28686.6547406082 -40088.135593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2" draw:text-style-name="P1" draw:layer="layout" svg:x1="7.858cm" svg:y1="10.588cm" svg:x2="3.73cm" svg:y2="14.589cm" draw:start-shape="id3" draw:start-glue-point="3" draw:end-shape="id4" draw:end-glue-point="0" svg:d="M7858 10588h-4128v4001" svg:viewBox="0 0 4129 4002">
          <text:p text:style-name="P1">/event</text:p>
        </draw:connector>
        <draw:custom-shape draw:style-name="gr4" draw:text-style-name="P3" xml:id="id7" draw:id="id7" draw:layer="layout" svg:width="3.429cm" svg:height="0.889cm" svg:x="15.351cm" svg:y="14.843cm">
          <text:p text:style-name="P3"><text:span text:style-name="T1">Facility</text:span></text:p>
          <text:p text:style-name="P3"><text:span text:style-name="T1">ClusterIP service</text:span></text:p>
          <draw:enhanced-geometry svg:viewBox="0 0 21600 21600" draw:type="rectangle" draw:enhanced-path="M 0 0 L 21600 0 21600 21600 0 21600 0 0 Z N"/>
        </draw:custom-shape>
        <draw:connector draw:style-name="gr6" draw:text-style-name="P3" draw:layer="layout" svg:x1="17.065cm" svg:y1="15.732cm" svg:x2="15.922cm" svg:y2="16.748cm" draw:start-shape="id7" draw:start-glue-point="2" draw:end-shape="id8" draw:end-glue-point="0" svg:d="M17065 15732v507h-1143v509" svg:viewBox="0 0 1144 1017">
          <text:p/>
        </draw:connector>
        <draw:g xml:id="id8" draw:id="id8">
          <draw:custom-shape draw:style-name="gr7" draw:text-style-name="P1" draw:layer="layout" svg:width="2.159cm" svg:height="2.667cm" svg:x="14.843cm" svg:y="16.748cm">
            <text:p text:style-name="P1"><text:span text:style-name="T2">Facility pod</text:span></text:p>
            <draw:enhanced-geometry svg:viewBox="0 0 21600 21600" draw:mirror-horizontal="false" draw:mirror-vertical="false" draw:type="rectangle" draw:enhanced-path="M 0 0 L 21600 0 21600 21600 0 21600 0 0 Z N"/>
          </draw:custom-shape>
          <draw:custom-shape draw:style-name="gr8" draw:text-style-name="P4" draw:layer="layout" svg:width="1.375cm" svg:height="1.651cm" svg:x="15.235cm" svg:y="17.51cm">
            <text:p text:style-name="P3"><text:span text:style-name="T2">Facility</text:span></text:p>
            <text:p text:style-name="P3"><text:span text:style-name="T2">container</text:span></text:p>
            <draw:enhanced-geometry svg:viewBox="0 0 21600 21600" draw:type="rectangle" draw:enhanced-path="M 0 0 L 21600 0 21600 21600 0 21600 0 0 Z N"/>
          </draw:custom-shape>
        </draw:g>
        <draw:g xml:id="id9" draw:id="id9">
          <draw:custom-shape draw:style-name="gr9" draw:text-style-name="P5" draw:layer="layout" svg:width="2.159cm" svg:height="2.667cm" svg:x="17.383cm" svg:y="16.748cm">
            <text:p text:style-name="P1"><text:span text:style-name="T2">Facility pod</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1.375cm" svg:height="1.651cm" svg:x="17.775cm" svg:y="17.51cm">
            <text:p text:style-name="P3"><text:span text:style-name="T2">Facility</text:span></text:p>
            <text:p text:style-name="P3"><text:span text:style-name="T2">container</text:span></text:p>
            <draw:enhanced-geometry svg:viewBox="0 0 21600 21600" draw:type="rectangle" draw:enhanced-path="M 0 0 L 21600 0 21600 21600 0 21600 0 0 Z N"/>
          </draw:custom-shape>
        </draw:g>
        <draw:connector draw:style-name="gr6" draw:text-style-name="P3" draw:layer="layout" svg:x1="17.065cm" svg:y1="15.732cm" svg:x2="18.462cm" svg:y2="16.748cm" draw:start-shape="id7" draw:start-glue-point="2" draw:end-shape="id9" draw:end-glue-point="0" svg:d="M17065 15732v507h1397v509" svg:viewBox="0 0 1398 1017">
          <text:p/>
        </draw:connector>
        <draw:connector draw:style-name="gr12" draw:text-style-name="P1" draw:layer="layout" svg:x1="11.287cm" svg:y1="10.588cm" svg:x2="17.065cm" svg:y2="14.843cm" draw:start-shape="id3" draw:start-glue-point="1" draw:end-shape="id7" draw:end-glue-point="0" svg:d="M11287 10588h5778v4255" svg:viewBox="0 0 5779 4256">
          <text:p text:style-name="P1">/facility</text:p>
        </draw:connector>
        <draw:custom-shape draw:style-name="gr4" draw:text-style-name="P3" xml:id="id10" draw:id="id10" draw:layer="layout" svg:width="3.429cm" svg:height="0.889cm" svg:x="8.493cm" svg:y="14.716cm">
          <text:p text:style-name="P3"><text:span text:style-name="T1">Catering</text:span></text:p>
          <text:p text:style-name="P3"><text:span text:style-name="T1">ClusterIP service</text:span></text:p>
          <draw:enhanced-geometry svg:viewBox="0 0 21600 21600" draw:type="rectangle" draw:enhanced-path="M 0 0 L 21600 0 21600 21600 0 21600 0 0 Z N"/>
        </draw:custom-shape>
        <draw:connector draw:style-name="gr6" draw:text-style-name="P3" draw:layer="layout" svg:x1="10.207cm" svg:y1="15.605cm" svg:x2="9.064cm" svg:y2="16.621cm" draw:start-shape="id10" draw:start-glue-point="2" svg:d="M10207 15605v758h-1143v258" svg:viewBox="0 0 1144 1017">
          <text:p/>
        </draw:connector>
        <draw:g xml:id="id11" draw:id="id11">
          <draw:custom-shape draw:style-name="gr9" draw:text-style-name="P5" draw:layer="layout" svg:width="2.159cm" svg:height="2.667cm" svg:x="10.525cm" svg:y="16.621cm">
            <text:p text:style-name="P1"><text:span text:style-name="T1">Catering</text:span><text:span text:style-name="T2"> pod</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1.375cm" svg:height="1.651cm" svg:x="10.917cm" svg:y="17.383cm">
            <text:p text:style-name="P3"><text:span text:style-name="T1">Catering</text:span></text:p>
            <text:p text:style-name="P3"><text:span text:style-name="T2">container</text:span></text:p>
            <draw:enhanced-geometry svg:viewBox="0 0 21600 21600" draw:type="rectangle" draw:enhanced-path="M 0 0 L 21600 0 21600 21600 0 21600 0 0 Z N"/>
          </draw:custom-shape>
        </draw:g>
        <draw:connector draw:style-name="gr6" draw:text-style-name="P3" draw:layer="layout" svg:x1="10.207cm" svg:y1="15.605cm" svg:x2="11.604cm" svg:y2="16.621cm" draw:start-shape="id10" draw:start-glue-point="2" draw:end-shape="id11" draw:end-glue-point="0" svg:d="M10207 15605v507h1397v509" svg:viewBox="0 0 1398 1017">
          <text:p/>
        </draw:connector>
        <draw:custom-shape draw:style-name="gr11" draw:text-style-name="P3" draw:layer="layout" svg:width="2.794cm" svg:height="1.651cm" svg:x="1.508cm" svg:y="21.574cm">
          <text:p text:style-name="P3"><text:span text:style-name="T3">Not implemented</text:span></text:p>
          <draw:enhanced-geometry svg:viewBox="0 0 21600 21600" draw:text-areas="800 800 20800 20800" draw:type="round-rectangular-callout" draw:modifiers="28686.6547406082 -40088.135593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3" draw:layer="layout" svg:width="2.794cm" svg:height="1.651cm" svg:x="14.081cm" svg:y="21.701cm">
          <text:p text:style-name="P3"><text:span text:style-name="T3">Not implemented</text:span></text:p>
          <draw:enhanced-geometry svg:viewBox="0 0 21600 21600" draw:text-areas="800 800 20800 20800" draw:type="round-rectangular-callout" draw:modifiers="28686.6547406082 -40088.135593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2" draw:text-style-name="P1" draw:layer="layout" svg:x1="9.572cm" svg:y1="11.922cm" svg:x2="10.207cm" svg:y2="14.716cm" draw:start-shape="id3" draw:start-glue-point="2" draw:end-shape="id10" svg:d="M9572 11922v1396h635v1398" svg:viewBox="0 0 636 2795">
          <text:p text:style-name="P1">/catering</text:p>
        </draw:connector>
        <draw:frame draw:style-name="gr13" draw:text-style-name="P3" draw:layer="layout" svg:width="0.385cm" svg:height="0.385cm" svg:x="4.429cm" svg:y="17.256cm">
          <draw:image xlink:href="Pictures/100002010000020000000200CE65611FF57ACD45.png" xlink:type="simple" xlink:show="embed" xlink:actuate="onLoad">
            <text:p/>
          </draw:image>
        </draw:frame>
        <draw:frame draw:style-name="gr13" draw:text-style-name="P3" draw:layer="layout" svg:width="0.385cm" svg:height="0.385cm" svg:x="1.889cm" svg:y="17.256cm">
          <draw:image xlink:href="Pictures/100002010000020000000200CE65611FF57ACD45.png" xlink:type="simple" xlink:show="embed" xlink:actuate="onLoad">
            <text:p/>
          </draw:image>
        </draw:frame>
        <draw:g>
          <draw:custom-shape draw:style-name="gr7" draw:text-style-name="P1" draw:layer="layout" svg:width="2.159cm" svg:height="2.667cm" svg:x="7.985cm" svg:y="16.621cm">
            <text:p text:style-name="P1"><text:span text:style-name="T1">Catering</text:span><text:span text:style-name="T2"> pod</text:span></text:p>
            <draw:enhanced-geometry svg:viewBox="0 0 21600 21600" draw:mirror-horizontal="false" draw:mirror-vertical="false" draw:type="rectangle" draw:enhanced-path="M 0 0 L 21600 0 21600 21600 0 21600 0 0 Z N"/>
          </draw:custom-shape>
          <draw:custom-shape draw:style-name="gr8" draw:text-style-name="P4" draw:layer="layout" svg:width="1.375cm" svg:height="1.651cm" svg:x="8.377cm" svg:y="17.383cm">
            <text:p text:style-name="P3"><text:span text:style-name="T1">Catering</text:span></text:p>
            <text:p text:style-name="P3"><text:span text:style-name="T2">container</text:span></text:p>
            <draw:enhanced-geometry svg:viewBox="0 0 21600 21600" draw:type="rectangle" draw:enhanced-path="M 0 0 L 21600 0 21600 21600 0 21600 0 0 Z N"/>
          </draw:custom-shape>
          <draw:frame draw:style-name="gr13" draw:text-style-name="P3" draw:layer="layout" svg:width="0.385cm" svg:height="0.385cm" svg:x="8.366cm" svg:y="17.379cm">
            <draw:image xlink:href="Pictures/100002010000020000000200CE65611FF57ACD45.png" xlink:type="simple" xlink:show="embed" xlink:actuate="onLoad">
              <text:p/>
            </draw:image>
          </draw:frame>
        </draw:g>
        <draw:frame draw:style-name="gr13" draw:text-style-name="P3" draw:layer="layout" svg:width="0.385cm" svg:height="0.385cm" svg:x="10.906cm" svg:y="17.379cm">
          <draw:image xlink:href="Pictures/100002010000020000000200CE65611FF57ACD45.png" xlink:type="simple" xlink:show="embed" xlink:actuate="onLoad">
            <text:p/>
          </draw:image>
        </draw:frame>
        <draw:frame draw:style-name="gr13" draw:text-style-name="P3" draw:layer="layout" svg:width="0.385cm" svg:height="0.385cm" svg:x="15.22cm" svg:y="17.506cm">
          <draw:image xlink:href="Pictures/100002010000020000000200CE65611FF57ACD45.png" xlink:type="simple" xlink:show="embed" xlink:actuate="onLoad">
            <text:p/>
          </draw:image>
        </draw:frame>
        <draw:frame draw:style-name="gr13" draw:text-style-name="P3" draw:layer="layout" svg:width="0.385cm" svg:height="0.385cm" svg:x="17.764cm" svg:y="17.51cm">
          <draw:image xlink:href="Pictures/100002010000020000000200CE65611FF57ACD45.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554cm" fo:margin-bottom="9.336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0T21:12:09.258509848</meta:creation-date>
    <dc:date>2019-12-10T21:39:55.857353491</dc:date>
    <meta:editing-duration>PT7M20S</meta:editing-duration>
    <meta:editing-cycles>2</meta:editing-cycles>
    <meta:generator>LibreOffice/5.1.6.2$Linux_X86_64 LibreOffice_project/10m0$Build-2</meta:generator>
    <meta:document-statistic meta:object-count="45"/>
  </office:meta>
</office:document-meta>
</file>